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272F0000292EF6DA25C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text-properties fo:color="#2323dc"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2323dc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9cm" svg:x="1cm" svg:y="1cm">
          <draw:image xlink:href="Pictures/200000060000272F0000292EF6DA25CC.svm" xlink:type="simple" xlink:show="embed" xlink:actuate="onLoad">
            <text:p/>
          </draw:image>
        </draw:frame>
        <draw:frame draw:style-name="gr2" draw:text-style-name="P3" draw:layer="layout" svg:width="7.368cm" svg:height="2.143cm" svg:x="7.632cm" svg:y="1.5cm">
          <draw:text-box>
            <text:p text:style-name="P2"><text:span text:style-name="T1">C.U.O.N.</text:span></text:p>
          </draw:text-box>
        </draw:frame>
        <draw:frame draw:style-name="gr2" draw:text-style-name="P5" draw:layer="layout" svg:width="2.428cm" svg:height="1.195cm" svg:x="8.072cm" svg:y="6.305cm">
          <draw:text-box>
            <text:p text:style-name="P4"><text:span text:style-name="T2">CRM</text:span></text:p>
          </draw:text-box>
        </draw:frame>
        <draw:frame draw:style-name="gr2" draw:text-style-name="P5" draw:layer="layout" svg:width="2.382cm" svg:height="1.195cm" svg:x="5cm" svg:y="13cm">
          <draw:text-box>
            <text:p text:style-name="P5"><text:span text:style-name="T2">DMS</text:span></text:p>
          </draw:text-box>
        </draw:frame>
        <draw:frame draw:style-name="gr2" draw:text-style-name="P5" draw:layer="layout" svg:width="2.238cm" svg:height="1.195cm" svg:x="16cm" svg:y="10.5cm">
          <draw:text-box>
            <text:p text:style-name="P5"><text:span text:style-name="T2">ER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2T17:23:43</meta:creation-date>
    <dc:date>2010-06-12T18:06:00</dc:date>
    <meta:editing-duration>PT00H27M02S</meta:editing-duration>
    <meta:editing-cycles>1</meta:editing-cycles>
    <meta:document-statistic meta:object-count="5"/>
    <meta:generator>OpenOffice.org/3.2$Linux OpenOffice.org_project/320m12$Build-9483</meta:generator>
  </office:meta>
</office:document-meta>
</file>